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878cm"/>
    </style:style>
    <style:style style:name="co3" style:family="table-column">
      <style:table-column-properties fo:break-before="auto" style:column-width="11.08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ask</text:p>
          </table:table-cell>
          <table:table-cell/>
          <table:table-cell office:value-type="string">
            <text:p>Day 1</text:p>
          </table:table-cell>
          <table:table-cell office:value-type="string">
            <text:p>Day 2 </text:p>
          </table:table-cell>
          <table:table-cell office:value-type="string">
            <text:p>Day 3 </text:p>
          </table:table-cell>
          <table:table-cell office:value-type="string">
            <text:p>Day 4</text:p>
          </table:table-cell>
          <table:table-cell office:value-type="string">
            <text:p>Total</text:p>
          </table:table-cell>
          <table:table-cell office:value-type="string">
            <text:p>Kommentera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är sidan laddas skall en bakgrundsbild och en startmeny visas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 startmenyn ska varje knapp motsvara ett program som startas när ikonen klickas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Varje fönster ska ha en knapp för att stänga, en titel, en ikon samt en statusbar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ya fönster ska vara förskjutna ner åt höger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Fönster ska gå att öppna igen efter att man har stängt dem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nformation om aktuell bild i statusraden då muspekaren först över tumnageln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Bilder ska hämtas via AJAX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Om Ajaxanropet dröjet ska användaren göras uppmärksam på detta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lla tumnagelbilder skall vara lika stora</text:p>
          </table:table-cell>
          <table:table-cell table:number-columns-repeated="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Klickar användaren på en tumnagelbild så ska bilden öppnas i ett nytt fönster</text:p>
          </table:table-cell>
          <table:table-cell table:number-columns-repeated="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Fönstret ska ändra storlek så att bilden får plat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6T04:31:29.80</meta:creation-date>
    <dc:date>2014-01-06T06:48:46.94</dc:date>
    <meta:editing-duration>PT6M30S</meta:editing-duration>
    <meta:editing-cycles>1</meta:editing-cycles>
    <meta:document-statistic meta:table-count="1" meta:cell-count="30" meta:object-count="0"/>
    <meta:generator>LibreOffice/4.0.6.2$Windows_x86 LibreOffice_project/2e2573268451a50806fcd60ae2d9fe01dd0ce24</meta:generator>
  </office:meta>
</office:document-meta>
</file>